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500000139C2245956.svm" manifest:media-type=""/>
  <manifest:file-entry manifest:full-path="Pictures/20000001000004E3000000FE22B8D86D.svm" manifest:media-type=""/>
  <manifest:file-entry manifest:full-path="Pictures/20000001000000B20000014209EE71EA.svm" manifest:media-type=""/>
  <manifest:file-entry manifest:full-path="Pictures/10000000000000200000002000309F1C.png" manifest:media-type="image/png"/>
  <manifest:file-entry manifest:full-path="Pictures/2000000100000380000000FA7CF4CD68.svm" manifest:media-type=""/>
  <manifest:file-entry manifest:full-path="Pictures/200000010000048A000000FE98078B36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TexMathsArgs="12§display§\SI{2.5}{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219}{\kilo \hertz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\SI{16.77}{\deci \bel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f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A_v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line draw:style-name="gr1" draw:text-style-name="P1" draw:layer="layout" svg:x1="2.721cm" svg:y1="0.454cm" svg:x2="2.721cm" svg:y2="2.873cm">
          <text:p/>
        </draw:line>
        <draw:line draw:style-name="gr1" draw:text-style-name="P1" draw:layer="layout" svg:x1="2.722cm" svg:y1="2.871cm" svg:x2="11.377cm" svg:y2="2.872cm">
          <text:p/>
        </draw:line>
        <draw:line draw:style-name="gr1" draw:text-style-name="P1" draw:layer="layout" svg:x1="4.007cm" svg:y1="1.248cm" svg:x2="6.388cm" svg:y2="1.248cm">
          <text:p/>
        </draw:line>
        <draw:line draw:style-name="gr1" draw:text-style-name="P1" draw:layer="layout" svg:x1="4.007cm" svg:y1="1.248cm" svg:x2="3.283cm" svg:y2="2.502cm">
          <text:p/>
        </draw:line>
        <draw:line draw:style-name="gr1" draw:text-style-name="P1" draw:layer="layout" svg:x1="6.994cm" svg:y1="1.248cm" svg:x2="9.375cm" svg:y2="1.248cm">
          <text:p/>
        </draw:line>
        <draw:line draw:style-name="gr1" draw:text-style-name="P1" draw:layer="layout" svg:x1="9.376cm" svg:y1="1.253cm" svg:x2="10.1cm" svg:y2="2.507cm">
          <text:p/>
        </draw:line>
        <draw:line draw:style-name="gr2" draw:text-style-name="P1" draw:layer="layout" svg:x1="4.025cm" svg:y1="1.304cm" svg:x2="4.025cm" svg:y2="2.759cm">
          <text:p/>
        </draw:line>
        <draw:line draw:style-name="gr2" draw:text-style-name="P1" draw:layer="layout" svg:x1="9.354cm" svg:y1="1.286cm" svg:x2="9.354cm" svg:y2="2.741cm">
          <text:p/>
        </draw:line>
        <draw:frame draw:style-name="gr3" draw:text-style-name="P1" draw:layer="layout" svg:width="1.074cm" svg:height="0.299cm" svg:x="3.498cm" svg:y="2.932cm">
          <draw:image xlink:href="Pictures/2000000100000380000000FA7CF4CD68.svm" xlink:type="simple" xlink:show="embed" xlink:actuate="onLoad">
            <text:p/>
          </draw:image>
        </draw:frame>
        <draw:frame draw:style-name="gr4" draw:text-style-name="P1" draw:layer="layout" svg:width="1.393cm" svg:height="0.304cm" svg:x="8.687cm" svg:y="2.949cm">
          <draw:image xlink:href="Pictures/200000010000048A000000FE98078B36.svm" xlink:type="simple" xlink:show="embed" xlink:actuate="onLoad">
            <text:p/>
          </draw:image>
        </draw:frame>
        <draw:line draw:style-name="gr2" draw:text-style-name="P1" draw:layer="layout" svg:x1="3.78cm" svg:y1="1.248cm" svg:x2="2.74cm" svg:y2="1.248cm">
          <text:p/>
        </draw:line>
        <draw:frame draw:style-name="gr5" draw:text-style-name="P1" draw:layer="layout" svg:width="1.5cm" svg:height="0.304cm" svg:x="1.039cm" svg:y="1.064cm">
          <draw:image xlink:href="Pictures/20000001000004E3000000FE22B8D86D.svm" xlink:type="simple" xlink:show="embed" xlink:actuate="onLoad">
            <text:p/>
          </draw:image>
        </draw:frame>
        <draw:frame draw:style-name="gr6" draw:text-style-name="P1" draw:layer="layout" svg:width="0.212cm" svg:height="0.385cm" svg:x="11.451cm" svg:y="2.682cm">
          <draw:image xlink:href="Pictures/20000001000000B20000014209EE71EA.svm" xlink:type="simple" xlink:show="embed" xlink:actuate="onLoad">
            <text:p/>
          </draw:image>
        </draw:frame>
        <draw:frame draw:style-name="gr7" draw:text-style-name="P1" draw:layer="layout" svg:width="0.466cm" svg:height="0.374cm" svg:x="2.158cm" svg:y="0.324cm">
          <draw:image xlink:href="Pictures/200000010000018500000139C2245956.svm" xlink:type="simple" xlink:show="embed" xlink:actuate="onLoad">
            <text:p/>
          </draw:image>
        </draw:frame>
        <draw:line draw:style-name="gr2" draw:text-style-name="P1" draw:layer="layout" svg:x1="6.396cm" svg:y1="1.248cm" svg:x2="6.974cm" svg:y2="1.24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5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8-21T15:46:43</meta:creation-date>
    <meta:editing-duration>PT19M20S</meta:editing-duration>
    <meta:editing-cycles>3</meta:editing-cycles>
    <meta:generator>LibreOffice/3.3$Linux LibreOffice_project/330m19$Build-401</meta:generator>
    <dc:title>kkkFigures</dc:title>
    <meta:initial-creator>kkk </meta:initial-creator>
    <dc:date>2014-08-21T16:06:00</dc:date>
    <dc:creator>kkk </dc:creator>
    <meta:document-statistic meta:object-count="15"/>
    <meta:template xlink:type="simple" xlink:actuate="onRequest" xlink:title="kkkFigures" xlink:href="../../../../../.libreoffice/3/user/template/kkkFigures.otg" meta:date="2014-08-21T15:46:42"/>
  </office:meta>
</office:document-meta>
</file>